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2.129cm" table:align="margins" style:writing-mode="lr-tb"/>
    </style:style>
    <style:style style:name="Tabela3.A" style:family="table-column">
      <style:table-column-properties style:column-width="2.45cm" style:rel-column-width="13240*"/>
    </style:style>
    <style:style style:name="Tabela3.B" style:family="table-column">
      <style:table-column-properties style:column-width="9.678cm" style:rel-column-width="52295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3.B1" style:family="table-cell">
      <style:table-cell-properties fo:padding-left="0.191cm" fo:padding-right="0.191cm" fo:padding-top="0cm" fo:padding-bottom="0cm" fo:border="0.018cm solid #000000"/>
    </style:style>
    <style:style style:name="Tabela3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3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AssM_5f_Description">
      <style:text-properties officeooo:paragraph-rsid="001c4688"/>
    </style:style>
    <style:style style:name="P2" style:family="paragraph" style:parent-style-name="AssM_5f_Description">
      <style:text-properties officeooo:paragraph-rsid="00267d79"/>
    </style:style>
    <style:style style:name="P3" style:family="paragraph" style:parent-style-name="AssM_5f_Description">
      <style:text-properties officeooo:rsid="001c4688" officeooo:paragraph-rsid="001c4688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7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8" style:family="paragraph" style:parent-style-name="Asset">
      <style:text-properties fo:font-size="2pt" style:font-size-asian="1.75pt" style:font-size-complex="2pt"/>
    </style:style>
    <style:style style:name="P9" style:family="paragraph" style:parent-style-name="Asset">
      <style:text-properties fo:font-size="2pt" officeooo:paragraph-rsid="00267d79" style:font-size-asian="1.75pt" style:font-size-complex="2pt"/>
    </style:style>
    <style:style style:name="P10" style:family="paragraph" style:parent-style-name="Label_5f_Asset">
      <style:text-properties officeooo:rsid="001c4688"/>
    </style:style>
    <style:style style:name="P11" style:family="paragraph" style:parent-style-name="Label_5f_Asset">
      <style:text-properties officeooo:rsid="001c4688" officeooo:paragraph-rsid="00267d79"/>
    </style:style>
    <style:style style:name="P12" style:family="paragraph" style:parent-style-name="Ass_5f_RInterfaces">
      <style:text-properties officeooo:rsid="00267d79"/>
    </style:style>
    <style:style style:name="P13" style:family="paragraph" style:parent-style-name="Ass_5f_PInterfaces">
      <style:text-properties officeooo:rsid="00262112"/>
    </style:style>
    <style:style style:name="P14" style:family="paragraph" style:parent-style-name="Component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officeooo:rsid="00140ce8" style:font-size-asian="16pt" style:font-size-complex="16pt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style:font-name="Courier New1" fo:font-size="9pt" fo:language="en" fo:country="US" officeooo:rsid="00188a0d" style:font-size-asian="9pt" style:font-name-complex="Courier New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C</text:span><text:span text:style-name="T2">o</text:span><text:span text:style-name="T2">m</text:span><text:span text:style-name="T2">p</text:span><text:span text:style-name="T2">on</text:span><text:span text:style-name="T2">e</text:span><text:span text:style-name="T2">n</text:span><text:span text:style-name="T2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/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Ass_5f_Id"><text:span text:style-name="T4">&lt;</text:span><text:span text:style-name="T3">http://purl.org/dcc/</text:span><text:span text:style-name="T4">[</text:span><text:span text:style-name="T3">package</text:span><text:span text:style-name="T4">]</text:span><text:span text:style-name="T3">.</text:span><text:span text:style-name="T4">[</text:span><text:span text:style-name="T3">class</text:span><text:span text:style-name="T4">]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/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/>
          </table:table-cell>
        </table:table-row>
        <table:table-row table:style-name="Tabela1.1">
          <table:table-cell table:style-name="Tabela1.A1" office:value-type="string">
            <text:p text:style-name="P13">Provided</text:p>
            <text:p text:style-name="P13">Interfaces</text:p>
          </table:table-cell>
          <table:table-cell table:style-name="Tabela1.B1" office:value-type="string">
            <text:p text:style-name="P3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0">Title</text:p>
                </table:table-cell>
                <table:table-cell table:style-name="Tabela2.B1" office:value-type="string">
                  <text:p text:style-name="AssPI_5f_Title"/>
                </table:table-cell>
              </table:table-row>
              <table:table-row>
                <table:table-cell table:style-name="Tabela2.A2" office:value-type="string">
                  <text:p text:style-name="P10">Id</text:p>
                </table:table-cell>
                <table:table-cell table:style-name="Tabela2.B2" office:value-type="string">
                  <text:p text:style-name="AssPI_5f_Id"/>
                </table:table-cell>
              </table:table-row>
              <table:table-row>
                <table:table-cell table:style-name="Tabela2.A2" office:value-type="string">
                  <text:p text:style-name="P10">Description</text:p>
                </table:table-cell>
                <table:table-cell table:style-name="Tabela2.B2" office:value-type="string">
                  <text:p text:style-name="AssetPI_5f_Description"/>
                </table:table-cell>
              </table:table-row>
              <table:table-row>
                <table:table-cell table:style-name="Tabela2.B2" table:number-columns-spanned="2" office:value-type="string">
                  <text:p text:style-name="P8"/>
                </table:table-cell>
                <table:covered-table-cell/>
              </table:table-row>
              <table:table-row>
                <table:table-cell table:style-name="Tabela2.A2" office:value-type="string">
                  <text:p text:style-name="P10">Title</text:p>
                </table:table-cell>
                <table:table-cell table:style-name="Tabela2.B2" office:value-type="string">
                  <text:p text:style-name="AssPI_5f_Title"/>
                </table:table-cell>
              </table:table-row>
              <table:table-row>
                <table:table-cell table:style-name="Tabela2.A2" office:value-type="string">
                  <text:p text:style-name="P10">Id</text:p>
                </table:table-cell>
                <table:table-cell table:style-name="Tabela2.B2" office:value-type="string">
                  <text:p text:style-name="AssPI_5f_Id"/>
                </table:table-cell>
              </table:table-row>
              <table:table-row>
                <table:table-cell table:style-name="Tabela2.A2" office:value-type="string">
                  <text:p text:style-name="P10">Description</text:p>
                </table:table-cell>
                <table:table-cell table:style-name="Tabela2.B2" office:value-type="string">
                  <text:p text:style-name="AssetPI_5f_Description"/>
                </table:table-cell>
              </table:table-row>
            </table:table>
            <text:p text:style-name="P1"/>
            <text:p text:style-name="P1"/>
          </table:table-cell>
        </table:table-row>
        <table:table-row table:style-name="Tabela1.1">
          <table:table-cell table:style-name="Tabela1.A6" office:value-type="string">
            <text:p text:style-name="P12">Required</text:p>
            <text:p text:style-name="P12">Interfaces</text:p>
          </table:table-cell>
          <table:table-cell table:style-name="Tabela1.B6" office:value-type="string">
            <text:p text:style-name="P1"/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11">Title</text:p>
                </table:table-cell>
                <table:table-cell table:style-name="Tabela3.B1" office:value-type="string">
                  <text:p text:style-name="AssRI_5f_Title"/>
                </table:table-cell>
              </table:table-row>
              <table:table-row>
                <table:table-cell table:style-name="Tabela3.A2" office:value-type="string">
                  <text:p text:style-name="P11">Id</text:p>
                </table:table-cell>
                <table:table-cell table:style-name="Tabela3.B2" office:value-type="string">
                  <text:p text:style-name="AssRI_5f_Id"/>
                </table:table-cell>
              </table:table-row>
              <table:table-row>
                <table:table-cell table:style-name="Tabela3.A2" office:value-type="string">
                  <text:p text:style-name="P11">Description</text:p>
                </table:table-cell>
                <table:table-cell table:style-name="Tabela3.B2" office:value-type="string">
                  <text:p text:style-name="AssRI_5f_Description"/>
                </table:table-cell>
              </table:table-row>
              <table:table-row>
                <table:table-cell table:style-name="Tabela3.B2" table:number-columns-spanned="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ela3.A2" office:value-type="string">
                  <text:p text:style-name="P11">Title</text:p>
                </table:table-cell>
                <table:table-cell table:style-name="Tabela3.B2" office:value-type="string">
                  <text:p text:style-name="AssRI_5f_Title"/>
                </table:table-cell>
              </table:table-row>
              <table:table-row>
                <table:table-cell table:style-name="Tabela3.A2" office:value-type="string">
                  <text:p text:style-name="P11">Id</text:p>
                </table:table-cell>
                <table:table-cell table:style-name="Tabela3.B2" office:value-type="string">
                  <text:p text:style-name="AssRI_5f_Id"/>
                </table:table-cell>
              </table:table-row>
              <table:table-row>
                <table:table-cell table:style-name="Tabela3.A2" office:value-type="string">
                  <text:p text:style-name="P11">Description</text:p>
                </table:table-cell>
                <table:table-cell table:style-name="Tabela3.B2" office:value-type="string">
                  <text:p text:style-name="AssRI_5f_Description"/>
                </table:table-cell>
              </table:table-row>
            </table:table>
            <text:p text:style-name="P2"/>
            <text:p text:style-name="P1"/>
          </table:table-cell>
        </table:table-row>
        <table:table-row table:style-name="Tabela1.1">
          <table:table-cell table:style-name="Tabela1.B1" table:number-columns-spanned="2" office:value-type="string">
            <text:p text:style-name="P7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6"/>
            <text:p text:style-name="P5"/>
            <text:p text:style-name="AssU_5f_Diagram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creator>Andre </dc:creator>
    <dc:date>2011-04-07T17:15:08</dc:date>
    <meta:editing-cycles>26</meta:editing-cycles>
    <meta:editing-duration>PT575H30M31S</meta:editing-duration>
    <meta:generator>OpenOffice.org/3.2$Unix OpenOffice.org_project/320m19$Build-9505</meta:generator>
    <meta:document-statistic meta:table-count="3" meta:image-count="0" meta:object-count="0" meta:page-count="1" meta:paragraph-count="23" meta:word-count="25" meta:character-count="205"/>
    <meta:user-defined meta:name="Template Id">http://purl.org/inloco/dcc/component-specification</meta:user-defined>
  </office:meta>
</office:document-meta>
</file>